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Class">
      <style:graphic-properties fo:min-height="1.25cm"/>
    </style:style>
    <style:style style:name="gr2" style:family="graphic" style:parent-style-name="Class">
      <style:graphic-properties fo:min-height="1.75cm"/>
    </style:style>
    <style:style style:name="gr3" style:family="graphic" style:parent-style-name="Class">
      <style:graphic-properties fo:min-height="1.756cm"/>
    </style:style>
    <style:style style:name="gr4" style:family="graphic" style:parent-style-name="Class">
      <style:graphic-properties fo:min-height="1.821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id="id1" draw:layer="layout" svg:width="3cm" svg:height="1.838cm" svg:x="12cm" svg:y="1.831cm">
          <draw:text-box>
            <text:p>Line</text:p>
            <text:p><text:span text:style-name="T1">hold data and line style</text:span></text:p>
          </draw:text-box>
        </draw:frame>
        <draw:frame draw:style-name="gr2" draw:id="id5" draw:layer="layout" svg:width="3cm" svg:height="2cm" svg:x="19cm" svg:y="7cm">
          <draw:text-box>
            <text:p>Type</text:p>
            <text:p><text:span text:style-name="T1">convert data to scalar</text:span></text:p>
          </draw:text-box>
        </draw:frame>
        <draw:frame draw:style-name="gr2" draw:id="id3" draw:layer="layout" svg:width="4cm" svg:height="2cm" svg:x="11.5cm" svg:y="10cm">
          <draw:text-box>
            <text:p>Graph</text:p>
          </draw:text-box>
        </draw:frame>
        <draw:frame draw:style-name="gr2" draw:id="id6" draw:layer="layout" svg:width="4cm" svg:height="2cm" svg:x="24cm" svg:y="7cm">
          <draw:text-box>
            <text:p>Trendline</text:p>
            <text:p><text:span text:style-name="T1">create trendlines from scalar data</text:span></text:p>
          </draw:text-box>
        </draw:frame>
        <draw:frame draw:style-name="gr1" draw:id="id9" draw:layer="layout" svg:width="5cm" svg:height="1.838cm" svg:x="11cm" svg:y="15.332cm">
          <draw:text-box>
            <text:p>Plotter</text:p>
            <text:p><text:span text:style-name="T1">manage QGraphicsScene</text:span></text:p>
          </draw:text-box>
        </draw:frame>
        <draw:frame draw:style-name="gr1" draw:id="id4" draw:layer="layout" svg:width="4.5cm" svg:height="1.838cm" svg:x="14cm" svg:y="7cm">
          <draw:text-box>
            <text:p>Legend</text:p>
            <text:p><text:span text:style-name="T1">lay out legend based on line style</text:span></text:p>
          </draw:text-box>
        </draw:frame>
        <draw:frame draw:style-name="gr3" draw:id="id2" draw:layer="layout" svg:width="3cm" svg:height="2.006cm" svg:x="8cm" svg:y="6.994cm">
          <draw:text-box>
            <text:p>Axis</text:p>
            <text:p><text:span text:style-name="T1">convert data to grid axis</text:span></text:p>
          </draw:text-box>
        </draw:frame>
        <draw:frame draw:style-name="gr4" draw:id="id7" draw:layer="layout" svg:width="5.5cm" svg:height="2cm" svg:x="0cm" svg:y="7cm">
          <draw:text-box>
            <text:p>Dimensions</text:p>
            <text:p><text:span text:style-name="T1">hold grid and margin dimensions</text:span></text:p>
          </draw:text-box>
        </draw:frame>
        <draw:connector draw:style-name="gr5" draw:text-style-name="P1" draw:layer="layout" svg:x1="13.5cm" svg:y1="3.669cm" svg:x2="9.5cm" svg:y2="6.994cm" draw:start-shape="id1" draw:start-glue-point="2" draw:end-shape="id2" draw:end-glue-point="0" svg:d="m13500 3669v1663h-4000v1662">
          <text:p/>
        </draw:connector>
        <draw:connector draw:style-name="gr5" draw:text-style-name="P1" draw:layer="layout" svg:x1="13.5cm" svg:y1="3.669cm" svg:x2="13.5cm" svg:y2="10cm" draw:start-shape="id1" draw:start-glue-point="2" draw:end-shape="id3" draw:end-glue-point="0" svg:d="m13500 3669v6331">
          <text:p/>
        </draw:connector>
        <draw:connector draw:style-name="gr5" draw:text-style-name="P1" draw:layer="layout" svg:x1="13.5cm" svg:y1="3.669cm" svg:x2="16.25cm" svg:y2="7cm" draw:start-shape="id1" draw:start-glue-point="2" draw:end-shape="id4" draw:end-glue-point="0" svg:d="m13500 3669v1666h2750v1665">
          <text:p/>
        </draw:connector>
        <draw:connector draw:style-name="gr6" draw:text-style-name="P1" draw:layer="layout" svg:x1="22cm" svg:y1="8cm" svg:x2="24cm" svg:y2="8cm" draw:start-shape="id5" draw:start-glue-point="1" draw:end-shape="id6" draw:end-glue-point="3" svg:d="m22000 8000h2000">
          <text:p/>
        </draw:connector>
        <draw:connector draw:style-name="gr5" draw:text-style-name="P1" draw:layer="layout" svg:x1="13.5cm" svg:y1="3.669cm" svg:x2="20.5cm" svg:y2="7cm" draw:start-shape="id1" draw:start-glue-point="2" draw:end-shape="id5" draw:end-glue-point="0" svg:d="m13500 3669v1666h7000v1665">
          <text:p/>
        </draw:connector>
        <draw:connector draw:style-name="gr5" draw:text-style-name="P1" draw:layer="layout" svg:x1="20.5cm" svg:y1="9cm" svg:x2="15.5cm" svg:y2="11cm" draw:start-shape="id5" draw:start-glue-point="2" draw:end-shape="id3" draw:end-glue-point="1" svg:d="m20500 9000v2000h-5000">
          <text:p/>
        </draw:connector>
        <draw:connector draw:style-name="gr5" draw:text-style-name="P1" draw:layer="layout" svg:x1="5.5cm" svg:y1="8cm" svg:x2="8cm" svg:y2="7.997cm" draw:start-shape="id7" draw:start-glue-point="1" draw:end-shape="id2" draw:end-glue-point="3" svg:d="m5500 8000h1250v-3h1250">
          <text:p/>
        </draw:connector>
        <draw:connector draw:style-name="gr5" draw:text-style-name="P1" draw:layer="layout" svg:x1="21.5cm" svg:y1="11.919cm" svg:x2="15.5cm" svg:y2="11cm" draw:start-shape="id8" draw:start-glue-point="3" draw:end-shape="id3" svg:d="m21500 11919h-3000v-919h-3000">
          <text:p/>
        </draw:connector>
        <draw:connector draw:style-name="gr5" draw:text-style-name="P1" draw:layer="layout" svg:x1="13.5cm" svg:y1="12cm" svg:x2="13.5cm" svg:y2="15.332cm" draw:start-shape="id3" draw:start-glue-point="2" draw:end-shape="id9" draw:end-glue-point="0" svg:d="m13500 12000v3332">
          <text:p/>
        </draw:connector>
        <draw:frame draw:style-name="gr1" draw:id="id8" draw:layer="layout" svg:width="3.5cm" svg:height="1.838cm" svg:x="21.5cm" svg:y="11cm">
          <draw:text-box>
            <text:p>Titles</text:p>
            <text:p><text:span text:style-name="T1">hold title text and style</text:span></text:p>
          </draw:text-box>
        </draw:frame>
        <draw:connector draw:style-name="gr5" draw:text-style-name="P1" draw:layer="layout" svg:x1="2.75cm" svg:y1="9cm" svg:x2="11cm" svg:y2="16.251cm" draw:start-shape="id7" draw:start-glue-point="2" draw:end-shape="id9" draw:end-glue-point="3" svg:d="m2750 9000v7251h8250">
          <text:p/>
        </draw:connector>
        <draw:connector draw:style-name="gr5" draw:text-style-name="P1" draw:layer="layout" svg:x1="9.5cm" svg:y1="9cm" svg:x2="13.5cm" svg:y2="10cm" draw:start-shape="id2" draw:start-glue-point="2" draw:end-shape="id3" svg:d="m9500 9000v500h4000v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lass" style:family="graphic" style:parent-style-name="standard">
      <style:graphic-properties draw:stroke-dash="Dash_20_2" draw:fill-gradient-name="Gradient_20_7" draw:fill-hatch-name="Hatch_20_1" draw:fill-image-name="Bitmape_20_1" draw:fill-image-width="0cm" draw:fill-image-height="0cm" draw:textarea-vertical-align="middle" draw:start-line-spacing-horizontal="0.5cm"/>
      <style:paragraph-properties fo:text-align="center">
        <style:tab-stops/>
      </style:paragraph-properties>
      <style:text-properties fo:font-size="16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John Wye</meta:initial-creator>
    <meta:creation-date>2009-09-17T01:22:31.35</meta:creation-date>
    <dc:date>2009-09-17T01:49:40.15</dc:date>
    <dc:creator>John Wye</dc:creator>
    <meta:editing-duration>PT00H11M47S</meta:editing-duration>
    <meta:editing-cycles>1</meta:editing-cycles>
    <meta:document-statistic meta:object-count="20"/>
    <meta:generator>OpenOffice.org/3.0$Win32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